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967cm" fo:min-width="0.716cm"/>
    </style:style>
    <style:style style:name="gr2" style:family="graphic" style:parent-style-name="standard">
      <style:graphic-properties svg:stroke-color="#ea7500" draw:fill-color="#ff972f" draw:textarea-horizontal-align="justify" draw:textarea-vertical-align="middle" draw:auto-grow-height="false" fo:min-height="1.469cm" fo:min-width="4.214cm"/>
      <style:paragraph-properties style:writing-mode="lr-tb"/>
    </style:style>
    <style:style style:name="gr3" style:family="graphic" style:parent-style-name="standard">
      <style:graphic-properties svg:stroke-color="#ea7500" draw:fill-color="#ff972f" draw:textarea-horizontal-align="justify" draw:textarea-vertical-align="middle" draw:auto-grow-height="false" fo:min-height="1.477cm" fo:min-width="5.494cm"/>
      <style:paragraph-properties style:writing-mode="lr-tb"/>
    </style:style>
    <style:style style:name="gr4" style:family="graphic" style:parent-style-name="standard">
      <style:graphic-properties svg:stroke-color="#ea7500" draw:fill-color="#ff972f" draw:textarea-horizontal-align="justify" draw:textarea-vertical-align="middle" draw:auto-grow-height="false" fo:min-height="1.35cm" fo:min-width="5.494cm"/>
      <style:paragraph-properties style:writing-mode="lr-tb"/>
    </style:style>
    <style:style style:name="gr5" style:family="graphic" style:parent-style-name="standard">
      <style:graphic-properties svg:stroke-color="#ea7500" draw:fill-color="#ff972f" draw:textarea-horizontal-align="justify" draw:textarea-vertical-align="middle" draw:auto-grow-height="false" fo:min-height="1.47cm" fo:min-width="5.484cm"/>
      <style:paragraph-properties style:writing-mode="lr-tb"/>
    </style:style>
    <style:style style:name="gr6" style:family="graphic" style:parent-style-name="standard">
      <style:graphic-properties svg:stroke-color="#069a2e" draw:fill-color="#77bc65" draw:textarea-horizontal-align="justify" draw:textarea-vertical-align="middle" draw:auto-grow-height="false" fo:min-height="0.61cm" fo:min-width="1.896cm"/>
      <style:paragraph-properties style:writing-mode="lr-tb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966cm" fo:min-width="0.717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.966cm" fo:min-width="0.716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967cm" fo:min-width="0.717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469cm" fo:min-width="2.324cm"/>
      <style:paragraph-properties style:writing-mode="lr-tb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47cm" fo:min-width="2.32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="Arrow" draw:marker-end-width="0.242cm" draw:fill-color="#ff972f" draw:textarea-vertical-align="middle" fo:padding-top="0.139cm" fo:padding-bottom="0.139cm" fo:padding-left="0.264cm" fo:padding-right="0.264cm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972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f972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972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2cm" svg:height="1.719cm" svg:x="12.565cm" svg:y="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714cm" svg:height="1.719cm" svg:x="12.493cm" svg:y="3.456cm">
          <text:p text:style-name="P2">Get state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994cm" svg:height="1.727cm" svg:x="11.853cm" svg:y="8.388cm">
          <text:p text:style-name="P2">Get input data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5.994cm" svg:height="1.727cm" svg:x="11.853cm" svg:y="10.709cm">
          <text:p text:style-name="P4"><text:span text:style-name="T1">Hash message</text:span><text:span text:style-name="T1"><text:line-break/></text:span><text:span text:style-name="T1">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5.994cm" svg:height="1.6cm" svg:x="11.853cm" svg:y="13.127cm">
          <text:p text:style-name="P2">inlen -= 64</text:p>
          <text:p text:style-name="P2">in += 64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5.984cm" svg:height="1.72cm" svg:x="11.858cm" svg:y="15.738cm">
          <text:p text:style-name="P2">Write new state<text:line-break/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4.79cm" svg:height="1.72cm" svg:x="12.43cm" svg:y="5.951cm">
          <text:p text:style-name="P2">inlen &gt;= 6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719cm" svg:height="1.72cm" svg:x="15.366cm" svg:y="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2cm" svg:height="1.72cm" svg:x="12.565cm" svg:y="1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719cm" svg:height="1.719cm" svg:x="15.366cm" svg:y="1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" draw:id="id8" draw:layer="layout" svg:width="2.824cm" svg:height="1.719cm" svg:x="13.413cm" svg:y="18.076cm">
          <text:p text:style-name="P2">inl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2.824cm" svg:height="1.72cm" svg:x="13.413cm" svg:y="1.131cm">
          <text:p text:style-name="P2">Hash<text:line-break/>Computation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4.825cm" svg:y1="2.851cm" svg:x2="14.85cm" svg:y2="3.456cm" draw:start-shape="id1" draw:start-glue-point="2" draw:end-shape="id2" draw:end-glue-point="0" svg:d="M14825 2851v302h25v303" svg:viewBox="0 0 26 606">
          <text:p/>
        </draw:connector>
        <draw:connector draw:style-name="gr12" draw:text-style-name="P1" draw:layer="layout" svg:x1="14.85cm" svg:y1="5.175cm" svg:x2="14.825cm" svg:y2="5.951cm" draw:start-shape="id2" draw:start-glue-point="2" draw:end-shape="id3" draw:end-glue-point="4" svg:d="M14850 5175v388h-25v388" svg:viewBox="0 0 26 777">
          <text:p/>
        </draw:connector>
        <draw:connector draw:style-name="gr12" draw:text-style-name="P1" draw:layer="layout" svg:x1="14.825cm" svg:y1="7.671cm" svg:x2="14.85cm" svg:y2="8.388cm" draw:start-shape="id3" draw:start-glue-point="6" draw:end-shape="id4" draw:end-glue-point="0" svg:d="M14825 7671v359h25v358" svg:viewBox="0 0 26 718">
          <text:p/>
        </draw:connector>
        <draw:frame draw:style-name="gr13" draw:text-style-name="P7" draw:layer="layout" svg:width="0.889cm" svg:height="0.878cm" svg:x="14.716cm" svg:y="7.615cm">
          <draw:text-box>
            <text:p><text:span text:style-name="T1">Y</text:span></text:p>
          </draw:text-box>
        </draw:frame>
        <draw:connector draw:style-name="gr14" draw:text-style-name="P8" draw:layer="layout" svg:x1="14.85cm" svg:y1="10.115cm" svg:x2="14.85cm" svg:y2="10.709cm" draw:start-shape="id4" draw:start-glue-point="2" draw:end-shape="id5" draw:end-glue-point="0" svg:d="M14850 10115v594" svg:viewBox="0 0 1 595">
          <text:p/>
        </draw:connector>
        <draw:connector draw:style-name="gr14" draw:text-style-name="P8" draw:layer="layout" svg:x1="14.85cm" svg:y1="12.436cm" svg:x2="14.85cm" svg:y2="13.127cm" draw:start-shape="id5" draw:start-glue-point="2" draw:end-shape="id6" draw:end-glue-point="0" svg:d="M14850 12436v691" svg:viewBox="0 0 1 692">
          <text:p/>
        </draw:connector>
        <draw:connector draw:style-name="gr12" draw:text-style-name="P1" draw:layer="layout" draw:line-skew="-3.436cm" svg:x1="11.853cm" svg:y1="13.927cm" svg:x2="12.43cm" svg:y2="6.811cm" draw:start-shape="id6" draw:start-glue-point="3" draw:end-shape="id3" draw:end-glue-point="5" svg:d="M11853 13927h-3937v-7116h4514" svg:viewBox="0 0 4515 7117">
          <text:p/>
        </draw:connector>
        <draw:connector draw:style-name="gr12" draw:text-style-name="P1" draw:layer="layout" draw:line-skew="4.741cm 3.519cm" svg:x1="17.22cm" svg:y1="6.811cm" svg:x2="14.85cm" svg:y2="15.738cm" draw:start-shape="id3" draw:start-glue-point="7" draw:end-shape="id7" draw:end-glue-point="0" svg:d="M17220 6811h5243v8413h-7613v514" svg:viewBox="0 0 7614 8928">
          <text:p/>
        </draw:connector>
        <draw:frame draw:style-name="gr13" draw:text-style-name="P7" draw:layer="layout" svg:width="0.889cm" svg:height="0.878cm" svg:x="17.129cm" svg:y="5.953cm">
          <draw:text-box>
            <text:p><text:span text:style-name="T1">N</text:span></text:p>
          </draw:text-box>
        </draw:frame>
        <draw:connector draw:style-name="gr12" draw:text-style-name="P1" draw:layer="layout" svg:x1="14.85cm" svg:y1="17.458cm" svg:x2="14.825cm" svg:y2="18.076cm" draw:start-shape="id7" draw:start-glue-point="2" draw:end-shape="id8" draw:end-glue-point="0" svg:d="M14850 17458v309h-25v309" svg:viewBox="0 0 26 619">
          <text:p/>
        </draw:connector>
        <draw:frame draw:style-name="gr15" draw:text-style-name="P1" draw:layer="layout" svg:width="0.2cm" svg:height="0.47cm" svg:x="11.414cm" svg:y="4.1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1" draw:layer="layout" svg:width="2.54cm" svg:height="0.762cm" svg:x="13.573cm" svg:y="4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" draw:layer="layout" svg:width="2.54cm" svg:height="0.635cm" svg:x="13.573cm" svg:y="9.2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" draw:layer="layout" svg:width="4.544cm" svg:height="0.762cm" svg:x="12.585cm" svg:y="16.6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49:15.244422891</meta:creation-date>
    <dc:date>2022-04-29T17:24:26.855295576</dc:date>
    <meta:editing-duration>PT8M54S</meta:editing-duration>
    <meta:editing-cycles>3</meta:editing-cycles>
    <meta:generator>LibreOffice/6.4.7.2$Linux_X86_64 LibreOffice_project/40$Build-2</meta:generator>
    <meta:document-statistic meta:object-count="2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sup>
        <mi>H</mi>
        <mn>0</mn>
        <mi>i</mi>
      </msubsup>
      <mi>,</mi>
      <mn>...</mn>
      <mi>,</mi>
      <mrow>
        <msubsup>
          <mi>H</mi>
          <mn>7</mn>
          <mi>i</mi>
        </msubsup>
        <mo stretchy="false">=</mo>
        <mi>a</mi>
      </mrow>
      <mi>,</mi>
      <mn>...</mn>
      <mi>,</mi>
      <mi>h</mi>
    </mrow>
    <annotation encoding="StarMath 5.0">H_{0}^{i},...,H_{7}^{i} = a,...,h</annotation>
  </semantics>
</math>
</file>

<file path=Object 3/content.xml><?xml version="1.0" encoding="utf-8"?>
<math xmlns="http://www.w3.org/1998/Math/MathML" display="block">
  <semantics>
    <mrow>
      <msubsup>
        <mi>H</mi>
        <mn>0</mn>
        <mi>i</mi>
      </msubsup>
      <mi>,</mi>
      <mn>...</mn>
      <mi>,</mi>
      <msubsup>
        <mi>H</mi>
        <mn>7</mn>
        <mi>i</mi>
      </msubsup>
    </mrow>
    <annotation encoding="StarMath 5.0">H_{0}^{i},...,H_{7}^{i}</annotation>
  </semantics>
</math>
</file>

<file path=Object 4/content.xml><?xml version="1.0" encoding="utf-8"?>
<math xmlns="http://www.w3.org/1998/Math/MathML" display="block">
  <semantics>
    <mrow>
      <msub>
        <mi>W</mi>
        <mn>0</mn>
      </msub>
      <mi>,</mi>
      <mn>...</mn>
      <mi>,</mi>
      <msub>
        <mi>W</mi>
        <mn>15</mn>
      </msub>
    </mrow>
    <annotation encoding="StarMath 5.0">W_{ 0 },...,W_{ 15 }</annotation>
  </semantics>
</math>
</file>